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ceFilterTests.includesAndExcludes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tanceFilterTests.excludes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tanceFilterTests.emptyFilterApplyMatchIf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anceFilterTests.includesAndExcludesFiltersConfl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anceFilterTests.includes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tanceFilterTests.match( InstanceFilter &lt; T &gt; filter , T cand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lterTests.doNotMatch( InstanceFilter &lt; T &gt; filter , T cand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